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none" draw:stroke="solid" svg:stroke-width="0.01042in" svg:stroke-color="#4a7ebb" svg:stroke-opacity="100%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draw:fill="none" draw:stroke="solid" svg:stroke-width="0.01042in" svg:stroke-color="#4a7ebb" svg:stroke-opacity="100%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4a7ebb" svg:stroke-opacity="100%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21">
      <style:graphic-properties draw:fill="none" draw:stroke="solid" svg:stroke-width="0.01042in" svg:stroke-color="#4a7ebb" svg:stroke-opacity="100%"/>
    </style:style>
    <style:style style:family="graphic" style:name="a475">
      <style:graphic-properties draw:fill="none" draw:stroke="solid" svg:stroke-width="0.01042in" svg:stroke-color="#4a7ebb" svg:stroke-opacity="100%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draw:fill="none" draw:stroke="solid" svg:stroke-width="0.01042in" svg:stroke-color="#4a7ebb" svg:stroke-opacity="100%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draw:fill="none" draw:stroke="solid" svg:stroke-width="0.01042in" svg:stroke-color="#4a7ebb" svg:stroke-opacity="100%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90">
      <style:graphic-properties draw:fill="none" draw:stroke="solid" svg:stroke-width="0.01042in" svg:stroke-color="#4a7ebb" svg:stroke-opacity="100%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none" draw:stroke="solid" svg:stroke-width="0.01042in" svg:stroke-color="#4a7ebb" svg:stroke-opacity="100%"/>
    </style:style>
    <style:style style:family="graphic" style:name="a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5">
      <style:graphic-properties draw:fill="none" draw:stroke="solid" svg:stroke-width="0.01042in" svg:stroke-color="#4a7ebb" svg:stroke-opacity="100%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none" draw:stroke="solid" svg:stroke-width="0.01042in" svg:stroke-color="#4a7ebb" svg:stroke-opacity="100%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draw:fill="none" draw:stroke="solid" svg:stroke-width="0.01042in" svg:stroke-color="#4a7ebb" svg:stroke-opacity="100%"/>
    </style:style>
    <style:style style:family="graphic" style:name="a414">
      <style:graphic-properties draw:fill="none" draw:stroke="solid" svg:stroke-width="0.01042in" svg:stroke-color="#4a7ebb" svg:stroke-opacity="100%"/>
    </style:style>
    <style:style style:family="graphic" style:name="a415">
      <style:graphic-properties draw:fill="none" draw:stroke="solid" svg:stroke-width="0.01042in" svg:stroke-color="#4a7ebb" svg:stroke-opacity="100%"/>
    </style:style>
    <style:style style:family="graphic" style:name="a416">
      <style:graphic-properties draw:fill="none" draw:stroke="solid" svg:stroke-width="0.01042in" svg:stroke-color="#4a7ebb" svg:stroke-opacity="100%"/>
    </style:style>
    <style:style style:family="graphic" style:name="a417">
      <style:graphic-properties draw:fill="none" draw:stroke="solid" svg:stroke-width="0.01042in" svg:stroke-color="#4a7ebb" svg:strok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65">
      <style:graphic-properties draw:fill="none" draw:stroke="solid" svg:stroke-width="0.01042in" svg:stroke-color="#4a7ebb" svg:stroke-opacity="100%"/>
    </style:style>
    <style:style style:family="graphic" style:name="a566">
      <style:graphic-properties draw:fill="none" draw:stroke="solid" svg:stroke-width="0.01042in" svg:stroke-color="#4a7ebb" svg:stroke-opacity="100%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none" draw:stroke="solid" svg:stroke-width="0.01042in" svg:stroke-color="#4a7ebb" svg:stroke-opacity="100%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1042in" svg:stroke-color="#4a7ebb" svg:stroke-opacity="100%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1413in" svg:y="0.20391in" svg:width="0.94499in" svg:height="0.39374in" presentation:class="title" presentation:placeholder="false">
          <draw:text-box>
            <text:p text:style-name="a383" text:class-names="" text:cond-style-name=""><text:span text:style-name="a381" text:class-names="">Mitarbeiter</text:span><text:span text:style-name="a382" text:class-names=""/></text:p>
          </draw:text-box>
          <svg:title/>
          <svg:desc/>
        </draw:frame>
        <draw:custom-shape svg:x="0.27507in" svg:y="0.2063in" svg:width="0.86624in" svg:height="0.315in" draw:id="id64" draw:style-name="a388" draw:name="Ellipse 3">
          <svg:title/>
          <svg:desc/>
          <text:p text:style-name="a387" text:class-names="" text:cond-style-name=""><text:span text:style-name="a385" text:class-names="">Name</text:span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27507in" svg:y="0.531in" svg:width="0.86624in" svg:height="0.315in" draw:id="id65" draw:style-name="a391" draw:name="Ellipse 4">
          <svg:title/>
          <svg:desc/>
          <text:p text:style-name="a390" text:class-names="" text:cond-style-name=""><text:span text:style-name="a389" text:class-names="">Stundenlohn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27507in" svg:y="0.85327in" svg:width="0.86624in" svg:height="0.315in" draw:id="id66" draw:style-name="a395" draw:name="Ellipse 5">
          <svg:title/>
          <svg:desc/>
          <text:p text:style-name="a394" text:class-names="" text:cond-style-name=""><text:span text:style-name="a392" text:class-names="">Strasse</text:span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27507in" svg:y="1.16826in" svg:width="0.86624in" svg:height="0.315in" draw:id="id67" draw:style-name="a399" draw:name="Ellipse 6">
          <svg:title/>
          <svg:desc/>
          <text:p text:style-name="a398" text:class-names="" text:cond-style-name=""><text:span text:style-name="a396" text:class-names="">Vorname</text:span><text:span text:style-name="a3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24554in" svg:y="1.48326in" svg:width="0.86624in" svg:height="0.37677in" draw:id="id68" draw:style-name="a403" draw:name="Ellipse 7">
          <svg:title/>
          <svg:desc/>
          <text:p text:style-name="a402" text:class-names="" text:cond-style-name=""><text:span text:style-name="a400" text:class-names="">Geburtsdatum</text:span><text:span text:style-name="a4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27507in" svg:y="1.86003in" svg:width="0.94499in" svg:height="0.315in" draw:id="id69" draw:style-name="a407" draw:name="Ellipse 8">
          <svg:title/>
          <svg:desc/>
          <text:p text:style-name="a406" text:class-names="" text:cond-style-name=""><text:span text:style-name="a404" text:class-names="">Nummer</text:span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22775in" svg:y="0.2063in" svg:width="0.78749in" svg:height="0.48219in" draw:id="id70" draw:style-name="a411" draw:name="Rechteck 10">
          <svg:title/>
          <svg:desc/>
          <text:p text:style-name="a410" text:class-names="" text:cond-style-name=""><text:span text:style-name="a408" text:class-names="">Mitarbeiter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1413in" svg:y1="0.40078in" draw:start-shape="id63" draw:start-glue-point="3" svg:x2="1.22775in" svg:y2="0.4474in" draw:end-shape="id70" draw:end-glue-point="3" draw:id="id71" draw:style-name="a412" draw:name="Gerade Verbindung 12">
          <svg:title/>
          <svg:desc/>
        </draw:connector>
        <draw:connector draw:type="line" svg:x1="1.1413in" svg:y1="0.68849in" draw:start-shape="id65" draw:start-glue-point="1" svg:x2="1.22775in" svg:y2="0.4474in" draw:end-shape="id70" draw:end-glue-point="3" draw:id="id72" draw:style-name="a413" draw:name="Gerade Verbindung 14">
          <svg:title/>
          <svg:desc/>
        </draw:connector>
        <draw:connector draw:type="line" svg:x1="1.1413in" svg:y1="1.01077in" draw:start-shape="id66" draw:start-glue-point="1" svg:x2="1.22775in" svg:y2="0.4474in" draw:end-shape="id70" draw:end-glue-point="3" draw:id="id73" draw:style-name="a414" draw:name="Gerade Verbindung 16">
          <svg:title/>
          <svg:desc/>
        </draw:connector>
        <draw:connector draw:type="line" svg:x1="1.1413in" svg:y1="1.32576in" draw:start-shape="id67" draw:start-glue-point="1" svg:x2="1.22775in" svg:y2="0.4474in" draw:end-shape="id70" draw:end-glue-point="3" draw:id="id74" draw:style-name="a415" draw:name="Gerade Verbindung 18">
          <svg:title/>
          <svg:desc/>
        </draw:connector>
        <draw:connector draw:type="line" svg:x1="1.11178in" svg:y1="1.67164in" draw:start-shape="id68" draw:start-glue-point="1" svg:x2="1.22775in" svg:y2="0.4474in" draw:end-shape="id70" draw:end-glue-point="3" draw:id="id75" draw:style-name="a416" draw:name="Gerade Verbindung 20">
          <svg:title/>
          <svg:desc/>
        </draw:connector>
        <draw:connector draw:type="line" svg:x1="1.22005in" svg:y1="2.01752in" draw:start-shape="id69" draw:start-glue-point="1" svg:x2="1.22775in" svg:y2="0.4474in" draw:end-shape="id70" draw:end-glue-point="3" draw:id="id76" draw:style-name="a417" draw:name="Gerade Verbindung 22">
          <svg:title/>
          <svg:desc/>
        </draw:connector>
        <draw:custom-shape svg:x="6.80591in" svg:y="2.17502in" svg:width="0.94499in" svg:height="0.48219in" draw:id="id77" draw:style-name="a421" draw:name="Rechteck 23">
          <svg:title/>
          <svg:desc/>
          <text:p text:style-name="a420" text:class-names="" text:cond-style-name=""><text:span text:style-name="a418" text:class-names="">Artikel</text:span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8482in" svg:y="5.32498in" svg:width="1.21336in" svg:height="0.47249in" draw:id="id78" draw:style-name="a425" draw:name="Rechteck 25">
          <svg:title/>
          <svg:desc/>
          <text:p text:style-name="a424" text:class-names="" text:cond-style-name=""><text:span text:style-name="a422" text:class-names="">Führungsposition</text:span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1251in" svg:y="0.26681in" svg:width="0.78749in" svg:height="0.48219in" draw:id="id79" draw:style-name="a428" draw:name="Rechteck 32">
          <svg:title/>
          <svg:desc/>
          <text:p text:style-name="a427" text:class-names="" text:cond-style-name=""><text:span text:style-name="a426" text:class-names="">Adress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2959in" svg:y="6.14631in" svg:width="0.94499in" svg:height="0.48219in" draw:id="id80" draw:style-name="a432" draw:name="Rechteck 36">
          <svg:title/>
          <svg:desc/>
          <text:p text:style-name="a431" text:class-names="" text:cond-style-name=""><text:span text:style-name="a429" text:class-names="">Rabatt</text:span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7736in" svg:y="3.71191in" svg:width="1.33873in" svg:height="0.55124in" draw:id="id81" draw:style-name="a436" draw:name="Rechteck 37">
          <svg:title/>
          <svg:desc/>
          <text:p text:style-name="a435" text:class-names="" text:cond-style-name=""><text:span text:style-name="a433" text:class-names="">Bestellung</text:span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6067in" svg:y="2.01632in" svg:width="0.86624in" svg:height="0.315in" draw:id="id82" draw:style-name="a440" draw:name="Ellipse 38">
          <svg:title/>
          <svg:desc/>
          <text:p text:style-name="a439" text:class-names="" text:cond-style-name=""><text:span text:style-name="a437" text:class-names="">Beschreibung</text:span><text:span text:style-name="a4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75706in" svg:y="2.31747in" svg:width="1.02374in" svg:height="0.315in" draw:id="id83" draw:style-name="a444" draw:name="Ellipse 39">
          <svg:title/>
          <svg:desc/>
          <text:p text:style-name="a443" text:class-names="" text:cond-style-name=""><text:span text:style-name="a441" text:class-names="">Nummer</text:span><text:span text:style-name="a4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80987in" svg:y="4.30768in" svg:width="0.86624in" svg:height="0.315in" draw:id="id84" draw:style-name="a448" draw:name="Ellipse 40">
          <svg:title/>
          <svg:desc/>
          <text:p text:style-name="a447" text:class-names="" text:cond-style-name=""><text:span text:style-name="a445" text:class-names="">Bestelldatum</text:span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80092in" svg:y="2.64509in" svg:width="0.86624in" svg:height="0.315in" draw:id="id85" draw:style-name="a451" draw:name="Ellipse 42">
          <svg:title/>
          <svg:desc/>
          <text:p text:style-name="a450" text:class-names="" text:cond-style-name=""><text:span text:style-name="a449" text:class-names="">Preis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in" svg:y="0.22055in" svg:width="0.86624in" svg:height="0.315in" draw:id="id86" draw:style-name="a454" draw:name="Ellipse 44">
          <svg:title/>
          <svg:desc/>
          <text:p text:style-name="a453" text:class-names="" text:cond-style-name=""><text:span text:style-name="a452" text:class-names="">Stadt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in" svg:y="0.59151in" svg:width="0.86624in" svg:height="0.315in" draw:id="id87" draw:style-name="a458" draw:name="Ellipse 45">
          <svg:title/>
          <svg:desc/>
          <text:p text:style-name="a457" text:class-names="" text:cond-style-name=""><text:span text:style-name="a455" text:class-names="">PLZ</text:span><text:span text:style-name="a4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85838in" svg:y="5.8227in" svg:width="0.86624in" svg:height="0.315in" draw:id="id88" draw:style-name="a462" draw:name="Ellipse 47">
          <svg:title/>
          <svg:desc/>
          <text:p text:style-name="a461" text:class-names="" text:cond-style-name=""><text:span text:style-name="a459" text:class-names="">Name</text:span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07038in" svg:y="6.63904in" svg:width="0.94499in" svg:height="0.315in" draw:id="id89" draw:style-name="a466" draw:name="Ellipse 48">
          <svg:title/>
          <svg:desc/>
          <text:p text:style-name="a465" text:class-names="" text:cond-style-name=""><text:span text:style-name="a463" text:class-names="">Anfangs Datum</text:span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07038in" svg:y="6.95404in" svg:width="0.94499in" svg:height="0.315in" draw:id="id90" draw:style-name="a470" draw:name="Ellipse 49">
          <svg:title/>
          <svg:desc/>
          <text:p text:style-name="a469" text:class-names="" text:cond-style-name=""><text:span text:style-name="a467" text:class-names="">Enddatum</text:span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48003in" svg:y="0.13468in" svg:width="1.49623in" svg:height="0.62544in" draw:id="id91" draw:style-name="a474" draw:name="Raute 50">
          <svg:title/>
          <svg:desc/>
          <text:p text:style-name="a473" text:class-names="" text:cond-style-name=""><text:span text:style-name="a471" text:class-names="">Wohnt in</text:span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2.01524in" svg:y1="0.4474in" draw:start-shape="id70" draw:start-glue-point="1" svg:x2="2.63753in" svg:y2="0.4474in" draw:id="id92" draw:style-name="a475" draw:name="Gerade Verbindung 52">
          <svg:title/>
          <svg:desc/>
        </draw:connector>
        <draw:connector draw:type="line" svg:x1="3.97626in" svg:y1="0.4474in" draw:start-shape="id91" draw:start-glue-point="1" svg:x2="4.21251in" svg:y2="0.50791in" draw:end-shape="id79" draw:end-glue-point="3" draw:id="id93" draw:style-name="a476" draw:name="Gerade Verbindung 55">
          <svg:title/>
          <svg:desc/>
        </draw:connector>
        <draw:frame draw:id="id94" draw:style-name="a480" draw:name="Textfeld 56" svg:x="2.16504in" svg:y="0.3638in" svg:width="0.32116in" svg:height="0.26927in">
          <draw:text-box>
            <text:p text:style-name="a479" text:class-names="" text:cond-style-name=""><text:span text:style-name="a477" text:class-names="">M</text:span><text:span text:style-name="a478" text:class-names=""/></text:p>
          </draw:text-box>
          <svg:title/>
          <svg:desc/>
        </draw:frame>
        <draw:frame draw:id="id95" draw:style-name="a484" draw:name="Textfeld 57" svg:x="3.89954in" svg:y="0.21233in" svg:width="0.28785in" svg:height="0.30293in">
          <draw:text-box>
            <text:p text:style-name="a483" text:class-names="" text:cond-style-name=""><text:span text:style-name="a481" text:class-names="">1</text:span><text:span text:style-name="a482" text:class-names=""/></text:p>
          </draw:text-box>
          <svg:title/>
          <svg:desc/>
        </draw:frame>
        <draw:custom-shape svg:x="0.87338in" svg:y="3.24753in" svg:width="1.49623in" svg:height="0.62544in" draw:id="id96" draw:style-name="a488" draw:name="Raute 59">
          <svg:title/>
          <svg:desc/>
          <text:p text:style-name="a487" text:class-names="" text:cond-style-name=""><text:span text:style-name="a485" text:class-names="">hat</text:span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1.6215in" svg:y1="0.68849in" draw:start-shape="id70" draw:start-glue-point="2" svg:x2="1.6215in" svg:y2="3.24753in" draw:end-shape="id96" draw:end-glue-point="0" draw:id="id97" draw:style-name="a489" draw:name="Gerade Verbindung 61">
          <svg:title/>
          <svg:desc/>
        </draw:connector>
        <draw:connector draw:type="line" svg:x1="1.6215in" svg:y1="3.87297in" draw:start-shape="id96" draw:start-glue-point="2" svg:x2="1.2915in" svg:y2="5.32498in" draw:end-shape="id78" draw:end-glue-point="0" draw:id="id98" draw:style-name="a490" draw:name="Gerade Verbindung 63">
          <svg:title/>
          <svg:desc/>
        </draw:connector>
        <draw:frame draw:id="id99" draw:style-name="a494" draw:name="Textfeld 64" svg:x="1.72462in" svg:y="1.86003in" svg:width="0.40356in" svg:height="0.40391in">
          <draw:text-box>
            <text:p text:style-name="a493" text:class-names="" text:cond-style-name=""><text:span text:style-name="a491" text:class-names="">m</text:span><text:span text:style-name="a492" text:class-names=""/></text:p>
          </draw:text-box>
          <svg:title/>
          <svg:desc/>
        </draw:frame>
        <draw:frame draw:id="id100" draw:style-name="a498" draw:name="Textfeld 65" svg:x="1.72462in" svg:y="4.59897in" svg:width="0.40356in" svg:height="0.40391in">
          <draw:text-box>
            <text:p text:style-name="a497" text:class-names="" text:cond-style-name=""><text:span text:style-name="a495" text:class-names="">m</text:span><text:span text:style-name="a496" text:class-names=""/></text:p>
          </draw:text-box>
          <svg:title/>
          <svg:desc/>
        </draw:frame>
        <draw:custom-shape svg:x="4.44876in" svg:y="3.00081in" svg:width="1.49623in" svg:height="0.62544in" draw:id="id101" draw:style-name="a502" draw:name="Raute 68">
          <svg:title/>
          <svg:desc/>
          <text:p text:style-name="a501" text:class-names="" text:cond-style-name=""><text:span text:style-name="a499" text:class-names="">Besteht aus</text:span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3.34672in" svg:y1="3.71191in" draw:start-shape="id81" draw:start-glue-point="0" svg:x2="4.44876in" svg:y2="3.31353in" draw:end-shape="id101" draw:end-glue-point="3" draw:id="id102" draw:style-name="a503" draw:name="Gerade Verbindung 70">
          <svg:title/>
          <svg:desc/>
        </draw:connector>
        <draw:connector draw:type="line" svg:x1="5.94499in" svg:y1="3.31353in" draw:start-shape="id101" draw:start-glue-point="1" svg:x2="6.80591in" svg:y2="2.41612in" draw:end-shape="id77" draw:end-glue-point="3" draw:id="id103" draw:style-name="a504" draw:name="Gerade Verbindung 72">
          <svg:title/>
          <svg:desc/>
        </draw:connector>
        <draw:frame draw:id="id104" draw:style-name="a508" draw:name="Textfeld 73" svg:x="4.00186in" svg:y="3.4613in" svg:width="0.40356in" svg:height="0.40391in">
          <draw:text-box>
            <text:p text:style-name="a507" text:class-names="" text:cond-style-name=""><text:span text:style-name="a505" text:class-names="">m</text:span><text:span text:style-name="a506" text:class-names=""/></text:p>
          </draw:text-box>
          <svg:title/>
          <svg:desc/>
        </draw:frame>
        <draw:frame draw:id="id105" draw:style-name="a512" draw:name="Textfeld 74" svg:x="6.18208in" svg:y="2.63247in" svg:width="0.40356in" svg:height="0.40391in">
          <draw:text-box>
            <text:p text:style-name="a511" text:class-names="" text:cond-style-name=""><text:span text:style-name="a509" text:class-names="">m</text:span><text:span text:style-name="a510" text:class-names=""/></text:p>
          </draw:text-box>
          <svg:title/>
          <svg:desc/>
        </draw:frame>
        <draw:custom-shape svg:x="4.76375in" svg:y="3.68785in" svg:width="0.86624in" svg:height="0.315in" draw:id="id106" draw:style-name="a515" draw:name="Ellipse 75">
          <svg:title/>
          <svg:desc/>
          <text:p text:style-name="a514" text:class-names="" text:cond-style-name=""><text:span text:style-name="a513" text:class-names="">Anzahl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14472in" svg:y="4.76114in" svg:width="1.66119in" svg:height="0.62544in" draw:id="id107" draw:style-name="a519" draw:name="Raute 78">
          <svg:title/>
          <svg:desc/>
          <text:p text:style-name="a518" text:class-names="" text:cond-style-name=""><text:span text:style-name="a516" text:class-names="">Wird reduziert</text:span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7.27841in" svg:y1="2.65722in" draw:start-shape="id77" draw:start-glue-point="2" svg:x2="5.97532in" svg:y2="4.76114in" draw:end-shape="id107" draw:end-glue-point="0" draw:id="id108" draw:style-name="a520" draw:name="Gerade Verbindung 80">
          <svg:title/>
          <svg:desc/>
        </draw:connector>
        <draw:connector draw:type="line" svg:x1="5.97532in" svg:y1="5.38657in" draw:start-shape="id107" draw:start-glue-point="2" svg:x2="6.60209in" svg:y2="6.14631in" draw:end-shape="id80" draw:end-glue-point="0" draw:id="id109" draw:style-name="a521" draw:name="Gerade Verbindung 82">
          <svg:title/>
          <svg:desc/>
        </draw:connector>
        <draw:frame draw:id="id110" draw:style-name="a525" draw:name="Textfeld 83" svg:x="6.91092in" svg:y="3.01182in" svg:width="0.40356in" svg:height="0.40391in">
          <draw:text-box>
            <text:p text:style-name="a524" text:class-names="" text:cond-style-name=""><text:span text:style-name="a522" text:class-names="">m</text:span><text:span text:style-name="a523" text:class-names=""/></text:p>
          </draw:text-box>
          <svg:title/>
          <svg:desc/>
        </draw:frame>
        <draw:frame draw:id="id111" draw:style-name="a529" draw:name="Textfeld 86" svg:x="6.36584in" svg:y="5.36367in" svg:width="0.40356in" svg:height="0.40391in">
          <draw:text-box>
            <text:p text:style-name="a528" text:class-names="" text:cond-style-name=""><text:span text:style-name="a526" text:class-names="">m</text:span><text:span text:style-name="a527" text:class-names=""/></text:p>
          </draw:text-box>
          <svg:title/>
          <svg:desc/>
        </draw:frame>
        <draw:custom-shape svg:x="6.80591in" svg:y="4.91636in" svg:width="0.92037in" svg:height="0.315in" draw:id="id112" draw:style-name="a532" draw:name="Ellipse 87">
          <svg:title/>
          <svg:desc/>
          <text:p text:style-name="a531" text:class-names="" text:cond-style-name=""><text:span text:style-name="a530" text:class-names="">Prozent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84372in" svg:y="0.40438in" svg:width="1.50975in" svg:height="0.48219in" draw:id="id113" draw:style-name="a536" draw:name="Rechteck 96">
          <svg:title/>
          <svg:desc/>
          <text:p text:style-name="a535" text:class-names="" text:cond-style-name=""><text:span text:style-name="a533" text:class-names="">Lieferanten</text:span><text:span text:style-name="a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5347in" svg:y="0.25295in" svg:width="0.86624in" svg:height="0.315in" draw:id="id114" draw:style-name="a539" draw:name="Ellipse 97">
          <svg:title/>
          <svg:desc/>
          <text:p text:style-name="a538" text:class-names="" text:cond-style-name=""><text:span text:style-name="a537" text:class-names="">Name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61124in" svg:y="1.21365in" svg:width="1.49623in" svg:height="0.62544in" draw:id="id115" draw:style-name="a543" draw:name="Raute 100">
          <svg:title/>
          <svg:desc/>
          <text:p text:style-name="a542" text:class-names="" text:cond-style-name=""><text:span text:style-name="a540" text:class-names="">liefert</text:span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7.59859in" svg:y1="0.88658in" draw:start-shape="id113" draw:start-glue-point="2" svg:x2="7.35936in" svg:y2="1.21365in" draw:end-shape="id115" draw:end-glue-point="0" draw:id="id116" draw:style-name="a544" draw:name="Gerade Verbindung 102">
          <svg:title/>
          <svg:desc/>
        </draw:connector>
        <draw:connector draw:type="line" svg:x1="7.35936in" svg:y1="1.83909in" draw:start-shape="id115" draw:start-glue-point="2" svg:x2="7.27841in" svg:y2="2.17502in" draw:end-shape="id77" draw:end-glue-point="0" draw:id="id117" draw:style-name="a545" draw:name="Gerade Verbindung 104">
          <svg:title/>
          <svg:desc/>
        </draw:connector>
        <draw:frame draw:id="id118" draw:style-name="a549" draw:name="Textfeld 107" svg:x="7.59859in" svg:y="1.01077in" svg:width="0.40356in" svg:height="0.40391in">
          <draw:text-box>
            <text:p text:style-name="a548" text:class-names="" text:cond-style-name=""><text:span text:style-name="a546" text:class-names="">m</text:span><text:span text:style-name="a547" text:class-names=""/></text:p>
          </draw:text-box>
          <svg:title/>
          <svg:desc/>
        </draw:frame>
        <draw:frame draw:id="id119" draw:style-name="a553" draw:name="Textfeld 108" svg:x="6.91532in" svg:y="1.77112in" svg:width="0.40356in" svg:height="0.40391in">
          <draw:text-box>
            <text:p text:style-name="a552" text:class-names="" text:cond-style-name=""><text:span text:style-name="a550" text:class-names="">m</text:span><text:span text:style-name="a551" text:class-names=""/></text:p>
          </draw:text-box>
          <svg:title/>
          <svg:desc/>
        </draw:frame>
        <draw:custom-shape svg:x="8.35347in" svg:y="0.59151in" svg:width="0.86624in" svg:height="0.315in" draw:id="id120" draw:style-name="a557" draw:name="Ellipse 109">
          <svg:title/>
          <svg:desc/>
          <text:p text:style-name="a556" text:class-names="" text:cond-style-name=""><text:span text:style-name="a554" text:class-names="">E-mail</text:span><text:span text:style-name="a5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33764in" svg:y="0.91808in" svg:width="1.15104in" svg:height="0.315in" draw:id="id121" draw:style-name="a560" draw:name="Ellipse 110">
          <svg:title/>
          <svg:desc/>
          <text:p text:style-name="a559" text:class-names="" text:cond-style-name=""><text:span text:style-name="a558" text:class-names="">Nummer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01609in" svg:y="1.6385in" svg:width="1.90152in" svg:height="0.62544in" draw:id="id122" draw:style-name="a564" draw:name="Raute 119">
          <svg:title/>
          <svg:desc/>
          <text:p text:style-name="a563" text:class-names="" text:cond-style-name=""><text:span text:style-name="a561" text:class-names="">Wird gesendet an</text:span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3.34672in" svg:y1="3.71191in" draw:start-shape="id81" draw:start-glue-point="0" svg:x2="4.01609in" svg:y2="1.95121in" draw:end-shape="id122" draw:end-glue-point="3" draw:id="id123" draw:style-name="a565" draw:name="Gerade Verbindung 121">
          <svg:title/>
          <svg:desc/>
        </draw:connector>
        <draw:connector draw:type="line" svg:x1="5.91761in" svg:y1="1.95121in" draw:start-shape="id122" draw:start-glue-point="1" svg:x2="6.84372in" svg:y2="0.64548in" draw:end-shape="id113" draw:end-glue-point="3" draw:id="id124" draw:style-name="a566" draw:name="Gerade Verbindung 123">
          <svg:title/>
          <svg:desc/>
        </draw:connector>
        <draw:frame draw:id="id125" draw:style-name="a570" draw:name="Textfeld 130" svg:x="3.42502in" svg:y="2.90765in" svg:width="0.40356in" svg:height="0.40391in">
          <draw:text-box>
            <text:p text:style-name="a569" text:class-names="" text:cond-style-name=""><text:span text:style-name="a567" text:class-names="">m</text:span><text:span text:style-name="a568" text:class-names=""/></text:p>
          </draw:text-box>
          <svg:title/>
          <svg:desc/>
        </draw:frame>
        <draw:frame draw:id="id126" draw:style-name="a574" draw:name="Textfeld 131" svg:x="6.18208in" svg:y="1.05952in" svg:width="0.33519in" svg:height="0.40391in">
          <draw:text-box>
            <text:p text:style-name="a573" text:class-names="" text:cond-style-name=""><text:span text:style-name="a571" text:class-names="">n</text:span><text:span text:style-name="a572" text:class-names=""/></text:p>
          </draw:text-box>
          <svg:title/>
          <svg:desc/>
        </draw:frame>
        <draw:custom-shape svg:x="8.29282in" svg:y="4.10519in" svg:width="1.17678in" svg:height="0.48219in" draw:id="id127" draw:style-name="a578" draw:name="Rechteck 138">
          <svg:title/>
          <svg:desc/>
          <text:p text:style-name="a577" text:class-names="" text:cond-style-name=""><text:span text:style-name="a575" text:class-names="">Kategorie</text:span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525in" svg:y="4.59083in" svg:width="0.86624in" svg:height="0.315in" draw:id="id128" draw:style-name="a581" draw:name="Ellipse 139">
          <svg:title/>
          <svg:desc/>
          <text:p text:style-name="a580" text:class-names="" text:cond-style-name=""><text:span text:style-name="a579" text:class-names="">Name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43833in" svg:y="3.20892in" svg:width="1.66119in" svg:height="0.62544in" draw:id="id129" draw:style-name="a585" draw:name="Raute 144">
          <svg:title/>
          <svg:desc/>
          <text:p text:style-name="a584" text:class-names="" text:cond-style-name=""><text:span text:style-name="a582" text:class-names="">Gehört zu</text:span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type="line" svg:x1="7.27841in" svg:y1="2.65722in" draw:start-shape="id77" draw:start-glue-point="2" svg:x2="8.26893in" svg:y2="3.20892in" draw:end-shape="id129" draw:end-glue-point="0" draw:id="id130" draw:style-name="a586" draw:name="Gerade Verbindung 146">
          <svg:title/>
          <svg:desc/>
        </draw:connector>
        <draw:connector draw:type="line" svg:x1="8.26893in" svg:y1="3.83436in" draw:start-shape="id129" draw:start-glue-point="2" svg:x2="8.88121in" svg:y2="4.10519in" draw:end-shape="id127" draw:end-glue-point="0" draw:id="id131" draw:style-name="a587" draw:name="Gerade Verbindung 148">
          <svg:title/>
          <svg:desc/>
        </draw:connector>
        <draw:frame draw:id="id132" draw:style-name="a591" draw:name="Textfeld 149" svg:x="7.59859in" svg:y="2.90765in" svg:width="0.40356in" svg:height="0.40391in">
          <draw:text-box>
            <text:p text:style-name="a590" text:class-names="" text:cond-style-name=""><text:span text:style-name="a588" text:class-names="">m</text:span><text:span text:style-name="a589" text:class-names=""/></text:p>
          </draw:text-box>
          <svg:title/>
          <svg:desc/>
        </draw:frame>
        <draw:frame draw:id="id133" draw:style-name="a595" draw:name="Textfeld 150" svg:x="8.71624in" svg:y="3.76782in" svg:width="0.32993in" svg:height="0.40391in">
          <draw:text-box>
            <text:p text:style-name="a594" text:class-names="" text:cond-style-name=""><text:span text:style-name="a592" text:class-names="">1</text:span><text:span text:style-name="a5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Mitarbeiter</dc:title>
    <meta:initial-creator>TBK Solingen paedML</meta:initial-creator>
    <dc:creator>TBK Solingen paedML</dc:creator>
    <meta:creation-date>2016-09-02T10:50:40Z</meta:creation-date>
    <dc:date>2016-09-02T11:54:40Z</dc:date>
    <meta:editing-cycles>4</meta:editing-cycles>
    <meta:editing-duration>PT0S</meta:editing-duration>
    <meta:document-statistic meta:paragraph-count="51" meta:word-count="58"/>
  </office:meta>
</office:document-meta>
</file>